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28.82">
            <text:p>28.8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1.8352096543509">
            <text:p>31.8352</text:p>
          </table:table-cell>
          <table:table-cell table:style-name="ce2" office:value-type="float" office:value="35.17">
            <text:p>35.1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8495601507121">
            <text:p>38.8496</text:p>
          </table:table-cell>
          <table:table-cell table:style-name="ce2" office:value-type="float" office:value="85.91">
            <text:p>85.91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4.8980867940766">
            <text:p>94.8981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28.82">
            <text:p>28.8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1.5200095587633">
            <text:p>31.5200</text:p>
          </table:table-cell>
          <table:table-cell table:style-name="ce3" table:formula="of:=[.V2]" office:value-type="float" office:value="35.17">
            <text:p>35.1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8.464911040309">
            <text:p>38.4649</text:p>
          </table:table-cell>
          <table:table-cell table:style-name="ce3" table:formula="of:=[.Y2]" office:value-type="float" office:value="85.91">
            <text:p>85.91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3.9585017763135">
            <text:p>93.958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28.82">
            <text:p>28.8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1.2079302562013">
            <text:p>31.2079</text:p>
          </table:table-cell>
          <table:table-cell table:style-name="ce3" table:formula="of:=[.V3]" office:value-type="float" office:value="35.17">
            <text:p>35.1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8.0840703369396">
            <text:p>38.0841</text:p>
          </table:table-cell>
          <table:table-cell table:style-name="ce3" table:formula="of:=[.Y3]" office:value-type="float" office:value="85.91">
            <text:p>85.91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0282195805084">
            <text:p>93.0282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28.82">
            <text:p>28.8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0.898940847724">
            <text:p>30.8989</text:p>
          </table:table-cell>
          <table:table-cell table:style-name="ce3" table:formula="of:=[.V4]" office:value-type="float" office:value="35.17">
            <text:p>35.1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7070003336035">
            <text:p>37.7070</text:p>
          </table:table-cell>
          <table:table-cell table:style-name="ce3" table:formula="of:=[.Y4]" office:value-type="float" office:value="85.91">
            <text:p>85.91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1071480995132">
            <text:p>92.1071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28.82">
            <text:p>28.8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0.5930107403208">
            <text:p>30.5930</text:p>
          </table:table-cell>
          <table:table-cell table:style-name="ce3" table:formula="of:=[.V5]" office:value-type="float" office:value="35.17">
            <text:p>35.1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7.3336636966372">
            <text:p>37.3337</text:p>
          </table:table-cell>
          <table:table-cell table:style-name="ce3" table:formula="of:=[.Y5]" office:value-type="float" office:value="85.91">
            <text:p>85.91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1951961381319">
            <text:p>91.1952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28.82">
            <text:p>28.8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0.290109643882">
            <text:p>30.2901</text:p>
          </table:table-cell>
          <table:table-cell table:style-name="ce3" table:formula="of:=[.V6]" office:value-type="float" office:value="35.17">
            <text:p>35.1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964023462017">
            <text:p>36.9640</text:p>
          </table:table-cell>
          <table:table-cell table:style-name="ce3" table:formula="of:=[.Y6]" office:value-type="float" office:value="85.91">
            <text:p>85.91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292273404091">
            <text:p>90.292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28.82">
            <text:p>28.8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9.9902075682">
            <text:p>29.9902</text:p>
          </table:table-cell>
          <table:table-cell table:style-name="ce3" table:formula="of:=[.V7]" office:value-type="float" office:value="35.17">
            <text:p>35.1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5980430317">
            <text:p>36.5980</text:p>
          </table:table-cell>
          <table:table-cell table:style-name="ce3" table:formula="of:=[.Y7]" office:value-type="float" office:value="85.91">
            <text:p>85.91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3982904991">
            <text:p>89.398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28.82">
            <text:p>28.8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9.69327482">
            <text:p>29.6933</text:p>
          </table:table-cell>
          <table:table-cell table:style-name="ce3" table:formula="of:=[.V8]" office:value-type="float" office:value="35.17">
            <text:p>35.1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6.23568617">
            <text:p>36.2357</text:p>
          </table:table-cell>
          <table:table-cell table:style-name="ce3" table:formula="of:=[.Y8]" office:value-type="float" office:value="85.91">
            <text:p>85.91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8.51315891">
            <text:p>88.5132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28.82">
            <text:p>28.8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9.399282">
            <text:p>29.3993</text:p>
          </table:table-cell>
          <table:table-cell table:style-name="ce3" table:formula="of:=[.V9]" office:value-type="float" office:value="35.17">
            <text:p>35.1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876917">
            <text:p>35.8769</text:p>
          </table:table-cell>
          <table:table-cell table:style-name="ce3" table:formula="of:=[.Y9]" office:value-type="float" office:value="85.91">
            <text:p>85.91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7.636791">
            <text:p>87.6368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28.82">
            <text:p>28.8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9.1082">
            <text:p>29.1082</text:p>
          </table:table-cell>
          <table:table-cell table:style-name="ce3" table:formula="of:=[.V10]" office:value-type="float" office:value="35.17">
            <text:p>35.1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5217">
            <text:p>35.5217</text:p>
          </table:table-cell>
          <table:table-cell table:style-name="ce3" table:formula="of:=[.Y10]" office:value-type="float" office:value="85.91">
            <text:p>85.91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6.7691">
            <text:p>86.7691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28.82">
            <text:p>28.8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8.82">
            <text:p>28.8200</text:p>
          </table:table-cell>
          <table:table-cell table:style-name="ce3" table:formula="of:=[.V11]" office:value-type="float" office:value="35.17">
            <text:p>35.1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5.17">
            <text:p>35.1700</text:p>
          </table:table-cell>
          <table:table-cell table:style-name="ce3" table:formula="of:=[.Y11]" office:value-type="float" office:value="85.91">
            <text:p>85.91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5.91">
            <text:p>85.91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28.82">
            <text:p>28.8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8.5346534653465">
            <text:p>28.5347</text:p>
          </table:table-cell>
          <table:table-cell table:style-name="ce3" table:formula="of:=[.V12]" office:value-type="float" office:value="35.17">
            <text:p>35.1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8217821782178">
            <text:p>34.8218</text:p>
          </table:table-cell>
          <table:table-cell table:style-name="ce3" table:formula="of:=[.Y12]" office:value-type="float" office:value="85.91">
            <text:p>85.91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0594059405941">
            <text:p>85.0594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28.82">
            <text:p>28.8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8.2521321439075">
            <text:p>28.2521</text:p>
          </table:table-cell>
          <table:table-cell table:style-name="ce3" table:formula="of:=[.V13]" office:value-type="float" office:value="35.17">
            <text:p>35.1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4.4770120576414">
            <text:p>34.4770</text:p>
          </table:table-cell>
          <table:table-cell table:style-name="ce3" table:formula="of:=[.Y13]" office:value-type="float" office:value="85.91">
            <text:p>85.91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2172336045486">
            <text:p>84.2172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28.82">
            <text:p>28.8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7.9724080632747">
            <text:p>27.9724</text:p>
          </table:table-cell>
          <table:table-cell table:style-name="ce3" table:formula="of:=[.V14]" office:value-type="float" office:value="35.17">
            <text:p>35.1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4.1356555026153">
            <text:p>34.1357</text:p>
          </table:table-cell>
          <table:table-cell table:style-name="ce3" table:formula="of:=[.Y14]" office:value-type="float" office:value="85.91">
            <text:p>85.91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3833996084639">
            <text:p>83.3834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28.82">
            <text:p>28.8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27.6954535279948">
            <text:p>27.6955</text:p>
          </table:table-cell>
          <table:table-cell table:style-name="ce3" table:formula="of:=[.V15]" office:value-type="float" office:value="35.17">
            <text:p>35.1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7976787154606">
            <text:p>33.7977</text:p>
          </table:table-cell>
          <table:table-cell table:style-name="ce3" table:formula="of:=[.Y15]" office:value-type="float" office:value="85.91">
            <text:p>85.91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2.5578213945187">
            <text:p>82.5578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28.82">
            <text:p>28.8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7.4212411168265">
            <text:p>27.4212</text:p>
          </table:table-cell>
          <table:table-cell table:style-name="ce3" table:formula="of:=[.V16]" office:value-type="float" office:value="35.17">
            <text:p>35.1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3.4630482331294">
            <text:p>33.4630</text:p>
          </table:table-cell>
          <table:table-cell table:style-name="ce3" table:formula="of:=[.Y16]" office:value-type="float" office:value="85.91">
            <text:p>85.91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1.7404172222958">
            <text:p>81.7404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28.82">
            <text:p>28.8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7.1497436800262">
            <text:p>27.1497</text:p>
          </table:table-cell>
          <table:table-cell table:style-name="ce3" table:formula="of:=[.V17]" office:value-type="float" office:value="35.17">
            <text:p>35.1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3.1317309238905">
            <text:p>33.1317</text:p>
          </table:table-cell>
          <table:table-cell table:style-name="ce3" table:formula="of:=[.Y17]" office:value-type="float" office:value="85.91">
            <text:p>85.91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0.9311061606889">
            <text:p>80.9311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28.82">
            <text:p>28.8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6.8809343366596">
            <text:p>26.8809</text:p>
          </table:table-cell>
          <table:table-cell table:style-name="ce3" table:formula="of:=[.V18]" office:value-type="float" office:value="35.17">
            <text:p>35.1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8036939840499">
            <text:p>32.8037</text:p>
          </table:table-cell>
          <table:table-cell table:style-name="ce3" table:formula="of:=[.Y18]" office:value-type="float" office:value="85.91">
            <text:p>85.91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12980807989">
            <text:p>80.129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28.82">
            <text:p>28.8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6.6147864719402">
            <text:p>26.6148</text:p>
          </table:table-cell>
          <table:table-cell table:style-name="ce3" table:formula="of:=[.V19]" office:value-type="float" office:value="35.17">
            <text:p>35.1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4789049347029">
            <text:p>32.4789</text:p>
          </table:table-cell>
          <table:table-cell table:style-name="ce3" table:formula="of:=[.Y19]" office:value-type="float" office:value="85.91">
            <text:p>85.91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3364436434554">
            <text:p>79.336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28.82">
            <text:p>28.8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6.3512737345943">
            <text:p>26.3513</text:p>
          </table:table-cell>
          <table:table-cell table:style-name="ce3" table:formula="of:=[.V20]" office:value-type="float" office:value="35.17">
            <text:p>35.1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2.1573316185177">
            <text:p>32.1573</text:p>
          </table:table-cell>
          <table:table-cell table:style-name="ce3" table:formula="of:=[.Y20]" office:value-type="float" office:value="85.91">
            <text:p>85.91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5509343004509">
            <text:p>78.5509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28.82">
            <text:p>28.8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6.0903700342518">
            <text:p>26.0904</text:p>
          </table:table-cell>
          <table:table-cell table:style-name="ce3" table:formula="of:=[.V21]" office:value-type="float" office:value="35.17">
            <text:p>35.1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8389421965522">
            <text:p>31.8389</text:p>
          </table:table-cell>
          <table:table-cell table:style-name="ce3" table:formula="of:=[.Y21]" office:value-type="float" office:value="85.91">
            <text:p>85.91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7.7732022776742">
            <text:p>77.773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35.4">
            <text:p>35.400</text:p>
          </table:table-cell>
          <table:table-cell office:value-type="float" office:value="10">
            <text:p>10</text:p>
          </table:table-cell>
          <table:table-cell table:formula="of:=[.C26]*1.01" office:value-type="float" office:value="39.1036232395566">
            <text:p>39.1036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186">
            <text:p>1.186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1008184073769">
            <text:p>1.3101</text:p>
          </table:table-cell>
          <table:table-cell table:style-name="ce2" office:value-type="float" office:value="1.168">
            <text:p>1.168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29019864248029">
            <text:p>1.2902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35.4">
            <text:p>35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38.7164586530264">
            <text:p>38.716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186">
            <text:p>1.186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9711073340365">
            <text:p>1.2971</text:p>
          </table:table-cell>
          <table:table-cell table:style-name="ce3" table:formula="of:=[.Y25]" office:value-type="float" office:value="1.168">
            <text:p>1.168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7742439849533">
            <text:p>1.2774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35.4">
            <text:p>35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38.333127379234">
            <text:p>38.3331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186">
            <text:p>1.186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842680528749">
            <text:p>1.2843</text:p>
          </table:table-cell>
          <table:table-cell table:style-name="ce3" table:formula="of:=[.Y26]" office:value-type="float" office:value="1.168">
            <text:p>1.168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647766321736">
            <text:p>1.2648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35.4">
            <text:p>35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37.9535914645882">
            <text:p>37.9536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186">
            <text:p>1.186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7155252759891">
            <text:p>1.2716</text:p>
          </table:table-cell>
          <table:table-cell table:style-name="ce3" table:formula="of:=[.Y27]" office:value-type="float" office:value="1.168">
            <text:p>1.168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5225409126099">
            <text:p>1.2523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35.4">
            <text:p>35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37.5778133312754">
            <text:p>37.5778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186">
            <text:p>1.186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5896289861279">
            <text:p>1.2590</text:p>
          </table:table-cell>
          <table:table-cell table:style-name="ce3" table:formula="of:=[.Y28]" office:value-type="float" office:value="1.168">
            <text:p>1.168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3985553590197">
            <text:p>1.2399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35.4">
            <text:p>35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37.20575577354">
            <text:p>37.2058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186">
            <text:p>1.186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464979194186">
            <text:p>1.2465</text:p>
          </table:table-cell>
          <table:table-cell table:style-name="ce3" table:formula="of:=[.Y29]" office:value-type="float" office:value="1.168">
            <text:p>1.168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275797385168">
            <text:p>1.2276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35.4">
            <text:p>35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36.837381954">
            <text:p>36.8374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186">
            <text:p>1.186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3415635586">
            <text:p>1.2342</text:p>
          </table:table-cell>
          <table:table-cell table:style-name="ce3" table:formula="of:=[.Y30]" office:value-type="float" office:value="1.168">
            <text:p>1.168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1542548368">
            <text:p>1.215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35.4">
            <text:p>35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36.4726554">
            <text:p>36.4727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186">
            <text:p>1.186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21936986">
            <text:p>1.2219</text:p>
          </table:table-cell>
          <table:table-cell table:style-name="ce3" table:formula="of:=[.Y31]" office:value-type="float" office:value="1.168">
            <text:p>1.168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03391568">
            <text:p>1.2034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35.4">
            <text:p>35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36.11154">
            <text:p>36.1115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186">
            <text:p>1.186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098386">
            <text:p>1.2098</text:p>
          </table:table-cell>
          <table:table-cell table:style-name="ce3" table:formula="of:=[.Y32]" office:value-type="float" office:value="1.168">
            <text:p>1.168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1914768">
            <text:p>1.1915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35.4">
            <text:p>35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35.754">
            <text:p>35.75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186">
            <text:p>1.186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9786">
            <text:p>1.1979</text:p>
          </table:table-cell>
          <table:table-cell table:style-name="ce3" table:formula="of:=[.Y33]" office:value-type="float" office:value="1.168">
            <text:p>1.168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7968">
            <text:p>1.1797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35.4">
            <text:p>35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35.4">
            <text:p>35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186">
            <text:p>1.186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86">
            <text:p>1.1860</text:p>
          </table:table-cell>
          <table:table-cell table:style-name="ce3" table:formula="of:=[.Y34]" office:value-type="float" office:value="1.168">
            <text:p>1.168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68">
            <text:p>1.168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35.4">
            <text:p>35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35.049504950495">
            <text:p>35.0495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186">
            <text:p>1.186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7425742574257">
            <text:p>1.1743</text:p>
          </table:table-cell>
          <table:table-cell table:style-name="ce3" table:formula="of:=[.Y35]" office:value-type="float" office:value="1.168">
            <text:p>1.168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5643564356436">
            <text:p>1.1564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35.4">
            <text:p>35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34.702480149005">
            <text:p>34.702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186">
            <text:p>1.186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6263111459661">
            <text:p>1.1626</text:p>
          </table:table-cell>
          <table:table-cell table:style-name="ce3" table:formula="of:=[.Y36]" office:value-type="float" office:value="1.168">
            <text:p>1.168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4498578570728">
            <text:p>1.1450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35.4">
            <text:p>35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34.3588912366386">
            <text:p>34.3589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186">
            <text:p>1.186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5111991544219">
            <text:p>1.1511</text:p>
          </table:table-cell>
          <table:table-cell table:style-name="ce3" table:formula="of:=[.Y37]" office:value-type="float" office:value="1.168">
            <text:p>1.168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3364929277949">
            <text:p>1.1336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35.4">
            <text:p>35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34.0187041946917">
            <text:p>34.0187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186">
            <text:p>1.186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3972268855662">
            <text:p>1.1397</text:p>
          </table:table-cell>
          <table:table-cell table:style-name="ce3" table:formula="of:=[.Y38]" office:value-type="float" office:value="1.168">
            <text:p>1.168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2242504235593">
            <text:p>1.122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35.4">
            <text:p>35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33.6818853412789">
            <text:p>33.6819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186">
            <text:p>1.186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284383055016">
            <text:p>1.1284</text:p>
          </table:table-cell>
          <table:table-cell table:style-name="ce3" table:formula="of:=[.Y39]" office:value-type="float" office:value="1.168">
            <text:p>1.168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131192312468">
            <text:p>1.111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35.4">
            <text:p>35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33.3484013279989">
            <text:p>33.3484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186">
            <text:p>1.186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1726564901149">
            <text:p>1.1173</text:p>
          </table:table-cell>
          <table:table-cell table:style-name="ce3" table:formula="of:=[.Y40]" office:value-type="float" office:value="1.168">
            <text:p>1.168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030883477691">
            <text:p>1.1003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35.4">
            <text:p>35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33.0182191366326">
            <text:p>33.0182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186">
            <text:p>1.186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0620361288266">
            <text:p>1.1062</text:p>
          </table:table-cell>
          <table:table-cell table:style-name="ce3" table:formula="of:=[.Y41]" office:value-type="float" office:value="1.168">
            <text:p>1.168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8941468789793">
            <text:p>1.0894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35.4">
            <text:p>35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32.6913060758738">
            <text:p>32.6913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186">
            <text:p>1.186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9525110186402">
            <text:p>1.0953</text:p>
          </table:table-cell>
          <table:table-cell table:style-name="ce3" table:formula="of:=[.Y42]" office:value-type="float" office:value="1.168">
            <text:p>1.168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7862840385934">
            <text:p>1.0786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35.4">
            <text:p>35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32.3676297780929">
            <text:p>32.3676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186">
            <text:p>1.186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8440703154854">
            <text:p>1.0844</text:p>
          </table:table-cell>
          <table:table-cell table:style-name="ce3" table:formula="of:=[.Y43]" office:value-type="float" office:value="1.168">
            <text:p>1.168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6794891471222">
            <text:p>1.0679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35.4">
            <text:p>35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32.0471581961316">
            <text:p>32.0472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186">
            <text:p>1.186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7367032826588">
            <text:p>1.0737</text:p>
          </table:table-cell>
          <table:table-cell table:style-name="ce3" table:formula="of:=[.Y44]" office:value-type="float" office:value="1.168">
            <text:p>1.168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573751630814">
            <text:p>1.057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015／04／29</text:date>, <text:time>11:10:4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9T11:10:48.83</dc:date>
    <meta:editing-duration>P33DT7H56M53S</meta:editing-duration>
    <meta:editing-cycles>110</meta:editing-cycles>
    <meta:generator>OpenOffice/4.1.1$Win32 OpenOffice.org_project/411m6$Build-9775</meta:generator>
    <meta:document-statistic meta:table-count="6" meta:cell-count="3468" meta:object-count="0"/>
  </office:meta>
</office:document-meta>
</file>